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69H31M32.670051S" calcext:value-type="time">
            <text:p>1269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4H54M23.561S" calcext:value-type="time">
            <text:p>04:54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29H35M58.046S" calcext:value-type="time">
            <text:p>29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8:03:2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6T12:39:33.051000000</dc:date>
    <meta:editing-duration>P56DT3H30M6S</meta:editing-duration>
    <meta:editing-cycles>1478</meta:editing-cycles>
    <meta:generator>LibreOffice/7.2.6.2$Windows_X86_64 LibreOffice_project/b0ec3a565991f7569a5a7f5d24fed7f52653d754</meta:generator>
    <dc:creator>Benjamin Laws</dc:creator>
    <meta:document-statistic meta:table-count="2" meta:cell-count="1805" meta:object-count="0"/>
  </office:meta>
</office:document-meta>
</file>